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e182e" style:font-size-asian="11pt" style:font-size-complex="11pt"/>
    </style:style>
    <style:style style:name="P27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style:text-underline-style="none" officeooo:rsid="02e2cd15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0836784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23d18e5"/>
    </style:style>
    <style:style style:name="T62" style:family="text">
      <style:text-properties officeooo:rsid="024f9d17"/>
    </style:style>
    <style:style style:name="T63" style:family="text">
      <style:text-properties officeooo:rsid="02867bcd"/>
    </style:style>
    <style:style style:name="T64" style:family="text">
      <style:text-properties officeooo:rsid="028c3f47"/>
    </style:style>
    <style:style style:name="T65" style:family="text">
      <style:text-properties officeooo:rsid="0063a409"/>
    </style:style>
    <style:style style:name="T66" style:family="text">
      <style:text-properties officeooo:rsid="02a492ce"/>
    </style:style>
    <style:style style:name="T67" style:family="text">
      <style:text-properties officeooo:rsid="02320032"/>
    </style:style>
    <style:style style:name="T68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63">8</text:span></text:p>
      <text:p text:style-name="P18"/>
      <text:p text:style-name="P18"/>
      <text:p text:style-name="P14">© 201<text:span text:style-name="T63">8</text:span> by Wolfgang Skala. This edition is licensed under the Creative Commons Attribution<text:span text:style-name="T55">-NonCommercial-ShareAlike</text:span> 4.0 International License. To view a copy of this license, visit http://creativecommons.org/licenses/by<text:span text:style-name="T56">-nc-sa</text:span>/4.0/. </text:p>
      <text:p text:style-name="P13"/>
      <text:p text:style-name="P15">Music engraving by LilyPond 2.18.0 (http://www.lilypond.org).<text:span text:style-name="T54"><text:line-break/>Front matter</text:span> typeset with EB Garamond (http://www.georgduffner.at/ebgaramond).</text:p>
      <text:p text:style-name="P18"/>
      <text:p text:style-name="P12">First <text:span text:style-name="T58">version</text:span>, <text:span text:style-name="T66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7">of the </text:span><text:span text:style-name="T3">Missa in D</text:span><text:span text:style-name="T7"> </text:span>bases upon <text:span text:style-name="T6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8">id426037626</text:span> (siglum Mus.2973-D-<text:span text:style-name="T68">9</text:span>).</text:p>
      <text:p text:style-name="P5"/>
      <text:p text:style-name="P7">In general, this edition closely follows the autograph. Any changes <text:span text:style-name="T5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4">Abbreviations: A, alto; B, bass;<text:span text:style-name="T61"> cor, corno; Ms, manuscript; o</text:span>rg, basses and organ; <text:span text:style-name="T61">r, rest;</text:span> S, soprano; T<text:span text:style-name="T57">, </text:span>tenor; <text:span text:style-name="T64">vl</text:span>, violin; <text:span text:style-name="T61">vla</text:span>, viola<text:span text:style-name="T62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52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g l o r i a</text:p>
      <text:p text:style-name="P27"/>
      <text:p text:style-name="P26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9">Salzburg, </text:span><text:span text:style-name="T14">February</text:span><text:span text:style-name="T9"> 201</text:span><text:span text:style-name="T12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67">1<text:tab/>Magnificat<text:tab/>1</text:span><text:line-break/><text:span text:style-name="T67">2<text:tab/>Esurientes<text:tab/>16</text:span><text:span text:style-name="T9"><text:line-break/></text:span><text:span text:style-name="T67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3T22:56:47.196016267</dc:date>
    <dc:creator>Wolfgang Skala</dc:creator>
    <meta:editing-duration>P8DT9H52M24S</meta:editing-duration>
    <meta:editing-cycles>688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546" meta:character-count="2978" meta:non-whitespace-character-count="2442"/>
  </office:meta>
</office:document-meta>
</file>